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rincipalProvider.collectGroupMembership( Principal prin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PrincipalProvider.findPrincipals( String simpleFilter , int search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PrincipalProvider.getGroupMembership( Principal userPrincip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PrincipalProvider.providePrincipal( String princip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incipalIteratorImpl.seek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PrincipalProvider.onEvent( EventIterator eventIterat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PrincipalProvider.findUserPrincipals( String simple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PrincipalProvider.DefaultPrincipalProvider( Session securitySession , UserManagerImpl user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PrincipalProvider.getPrincipals( int search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IteratorImpl.PrincipalIteratorImpl( Iterator authorizableItr , boolean addEvery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PrincipalProvider.canReadPrincipal( Session session , 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rincipalProvider.findPrincipals( String simple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rincipalProvider.findGroupPrincipals( final String simple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PrincipalProvi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